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Monospace" fo:font-size="12pt" officeooo:paragraph-rsid="0015270e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Monospace" fo:font-size="12pt" officeooo:rsid="0015e007" officeooo:paragraph-rsid="0015e007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Monospace" fo:font-size="12pt" officeooo:paragraph-rsid="0015e007" style:font-size-asian="12pt" style:font-size-complex="12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Monospace" fo:font-size="12pt" fo:font-weight="normal" officeooo:paragraph-rsid="0015e00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Monospace" fo:font-size="12pt" officeooo:paragraph-rsid="0015270e" style:font-size-asian="12pt" style:font-size-complex="12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Monospace" fo:font-size="12pt" officeooo:paragraph-rsid="0016922e" style:font-size-asian="12pt" style:font-size-complex="12pt"/>
    </style:style>
    <style:style style:name="P7" style:family="paragraph" style:parent-style-name="Preformatted_20_Text">
      <style:text-properties style:font-name="Monospace" fo:font-size="15pt" fo:font-weight="bold" officeooo:rsid="0015270e" officeooo:paragraph-rsid="0015270e" style:font-size-asian="15pt" style:font-weight-asian="bold" style:font-size-complex="15pt" style:font-weight-complex="bold"/>
    </style:style>
    <style:style style:name="P8" style:family="paragraph" style:parent-style-name="Preformatted_20_Text">
      <style:text-properties style:font-name="Monospace" fo:font-size="10pt" officeooo:rsid="00032738" officeooo:paragraph-rsid="00025df1" style:font-size-asian="10pt" style:font-size-complex="10pt"/>
    </style:style>
    <style:style style:name="P9" style:family="paragraph" style:parent-style-name="Preformatted_20_Text">
      <style:text-properties style:font-name="Monospace" fo:font-size="10pt" officeooo:rsid="0015270e" officeooo:paragraph-rsid="0015270e" style:font-size-asian="10pt" style:font-size-complex="10pt"/>
    </style:style>
    <style:style style:name="P10" style:family="paragraph" style:parent-style-name="Preformatted_20_Text">
      <style:text-properties style:font-name="Monospace" fo:font-size="12pt" officeooo:rsid="0015270e" officeooo:paragraph-rsid="0015270e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0b4d" style:font-weight-asian="normal" style:font-weight-complex="normal"/>
    </style:style>
    <style:style style:name="T3" style:family="text">
      <style:text-properties fo:font-weight="normal" officeooo:rsid="00100b14" style:font-weight-asian="normal" style:font-weight-complex="normal"/>
    </style:style>
    <style:style style:name="T4" style:family="text">
      <style:text-properties fo:font-weight="normal" officeooo:rsid="0015e007" style:font-weight-asian="normal" style:font-weight-complex="normal"/>
    </style:style>
    <style:style style:name="T5" style:family="text">
      <style:text-properties fo:font-weight="normal" officeooo:rsid="0016922e" style:font-weight-asian="normal" style:font-weight-complex="normal"/>
    </style:style>
    <style:style style:name="T6" style:family="text">
      <style:text-properties fo:font-weight="bold" officeooo:rsid="000c0b4d" style:font-weight-asian="bold" style:font-weight-complex="bold"/>
    </style:style>
    <style:style style:name="T7" style:family="text">
      <style:text-properties fo:font-weight="bold" officeooo:rsid="0015270e" style:font-weight-asian="bold" style:font-weight-complex="bold"/>
    </style:style>
    <style:style style:name="T8" style:family="text">
      <style:text-properties fo:font-weight="bold" officeooo:rsid="0015e007" style:font-weight-asian="bold" style:font-weight-complex="bold"/>
    </style:style>
    <style:style style:name="T9" style:family="text">
      <style:text-properties fo:font-weight="bold" officeooo:rsid="0016922e" style:font-weight-asian="bold" style:font-weight-complex="bold"/>
    </style:style>
    <style:style style:name="T10" style:family="text">
      <style:text-properties officeooo:rsid="000c0b4d"/>
    </style:style>
    <style:style style:name="T11" style:family="text">
      <style:text-properties officeooo:rsid="0015e007"/>
    </style:style>
    <style:style style:name="T12" style:family="text">
      <style:text-properties officeooo:rsid="0016922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ore than words</text:p>
      <text:p text:style-name="P9"><text:span text:style-name="T3">1</text:span><text:span text:style-name="T1">990 Extreme</text:span></text:p>
      <text:p text:style-name="P8"/>
      <text:p text:style-name="P10">Intro Guitar G (Original Gb)<text:tab/><text:tab/><text:tab/><text:tab/><text:tab/><text:tab/>92</text:p>
      <text:p text:style-name="P8"/>
      <text:p text:style-name="P2"><text:span text:style-name="T2">G/</text:span><text:span text:style-name="T1">H</text:span><text:span text:style-name="T2"> <text:s text:c="6"/></text:span><text:span text:style-name="T1">Cadd9</text:span></text:p>
      <text:p text:style-name="P3"><text:span text:style-name="T2">Saying I love you</text:span></text:p>
      <text:p text:style-name="P3"><text:span text:style-name="T2"><text:s text:c="3"/></text:span><text:span text:style-name="T4">a7sus4 <text:s text:c="10"/>C <text:s text:c="6"/>D <text:s text:c="8"/>G</text:span><text:span text:style-name="T2"><text:line-break/>Is not the words I want to hear from you</text:span></text:p>
      <text:p text:style-name="P3"><text:span text:style-name="T4">G <text:s text:c="4"/>G/H <text:s text:c="7"/>C</text:span><text:span text:style-name="T2"><text:line-break/>It's not that I want you</text:span></text:p>
      <text:p text:style-name="P3"><text:span text:style-name="T2"><text:s/></text:span><text:span text:style-name="T4">a7sus4 <text:s text:c="8"/>C <text:s text:c="5"/>D <text:s text:c="5"/>e </text:span><text:span text:style-name="T2"><text:line-break/>Not to say, but if you only knew</text:span></text:p>
      <text:p text:style-name="P3"><text:span text:style-name="T4">e/A a7sus4 D <text:s text:c="12"/>G <text:s text:c="6"/>D/</text:span><text:span text:style-name="T5">F#</text:span><text:span text:style-name="T4"> <text:s text:c="3"/>e</text:span><text:span text:style-name="T2"><text:line-break/>How easy it would be to show me how you feel</text:span></text:p>
      <text:p text:style-name="P3"><text:span text:style-name="T2"/></text:p>
      <text:p text:style-name="P4"><text:span text:style-name="T10"><text:s text:c="11"/>a7sus4 <text:s/>D <text:s text:c="14"/>G7 <text:s text:c="12"/>C<text:line-break/>More than words is all you have to do to make it real</text:span></text:p>
      <text:p text:style-name="P4"><text:span text:style-name="T10"><text:s text:c="10"/>cm <text:s text:c="14"/>G <text:s text:c="6"/>G/F# e <text:s text:c="3"/><text:line-break/>Then you wouldn't have to say that you love me</text:span></text:p>
      <text:p text:style-name="P4"><text:span text:style-name="T10"><text:s text:c="7"/>a7sus4 D (D7) G<text:line-break/>'Cause I'd already know</text:span></text:p>
      <text:p text:style-name="P5"><text:span text:style-name="T2"/></text:p>
      <text:p text:style-name="P6"><text:span text:style-name="T6"><text:s text:c="15"/></text:span><text:span text:style-name="T9">H/F# <text:s text:c="5"/>e <text:s text:c="16"/>C</text:span><text:span text:style-name="T2"><text:line-break/></text:span><text:span text:style-name="T6">What would you do if my heart was torn in two</text:span></text:p>
      <text:p text:style-name="P6"><text:span text:style-name="T6"><text:s text:c="29"/></text:span><text:span text:style-name="T9">am <text:s text:c="7"/></text:span><text:span text:style-name="T6"><text:line-break/>More than words to show you feel</text:span></text:p>
      <text:p text:style-name="P6"><text:span text:style-name="T6"><text:s text:c="11"/></text:span><text:span text:style-name="T9">D <text:s text:c="13"/>G </text:span><text:span text:style-name="T6"><text:line-break/>That your love for me is real</text:span></text:p>
      <text:p text:style-name="P6"><text:span text:style-name="T6"><text:s text:c="16"/></text:span><text:span text:style-name="T9">D/F# <text:s text:c="4"/>e <text:s text:c="16"/>C</text:span><text:span text:style-name="T6"><text:line-break/>What would you say if I took those words away</text:span></text:p>
      <text:p text:style-name="P6"><text:span text:style-name="T6"><text:s text:c="31"/></text:span><text:span text:style-name="T9">a7sus4</text:span><text:span text:style-name="T6"><text:line-break/>Then you couldn't make things new</text:span></text:p>
      <text:p text:style-name="P6"><text:span text:style-name="T6"><text:s text:c="9"/></text:span><text:span text:style-name="T9">D <text:s text:c="12"/>G</text:span><text:span text:style-name="T6"><text:line-break/>Just by saying I love you</text:span></text:p>
      <text:p text:style-name="P1"><text:span text:style-name="T2"><text:line-break/>La-di-da-da-di-da-da-da-da<text:line-break/>More than words</text:span></text:p>
      <text:p text:style-name="P1"><text:span text:style-name="T2"><text:line-break/>Now that I've tried to<text:line-break/>Talk to you and make you understand<text:line-break/>All you have to do<text:line-break/>Is close your eyes and just reach out your hands<text:line-break/>And touch me<text:line-break/>Hold me close don't ever let me go</text:span></text:p>
      <text:p text:style-name="P1"><text:span text:style-name="T2"/></text:p>
      <text:p text:style-name="P1"><text:span text:style-name="T2">More than words is all I ever needed you to show<text:line-break/>Then you wouldn't have to say that you love me<text:line-break/>'Cause I'd already know</text:span></text:p>
      <text:p text:style-name="P1"><text:span text:style-name="T2"><text:line-break/><text:tab/></text:span><text:span text:style-name="T7">Chorus</text:span><text:span text:style-name="T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4-05-11T17:16:12</meta:creation-date>
    <dc:date>2018-07-30T21:25:25.143635963</dc:date>
    <dc:creator>benutzer </dc:creator>
    <meta:editing-duration>PT5H32M7S</meta:editing-duration>
    <meta:editing-cycles>15</meta:editing-cycles>
    <meta:generator>LibreOffice/5.1.6.2$Linux_X86_64 LibreOffice_project/10m0$Build-2</meta:generator>
    <meta:printed-by>benutzer </meta:printed-by>
    <meta:print-date>2018-07-30T20:06:46.695323081</meta:print-date>
    <meta:document-statistic meta:table-count="0" meta:image-count="0" meta:object-count="0" meta:page-count="1" meta:paragraph-count="22" meta:word-count="235" meta:character-count="1390" meta:non-whitespace-character-count="817"/>
  </office:meta>
</office:document-meta>
</file>